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7075in"/>
    </style:style>
    <style:style style:name="co4" style:family="table-column">
      <style:table-column-properties fo:break-before="auto" style:column-width="0.5681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7181in"/>
    </style:style>
    <style:style style:name="co9" style:family="table-column">
      <style:table-column-properties fo:break-before="auto" style:column-width="0.7283in"/>
    </style:style>
    <style:style style:name="co10" style:family="table-column">
      <style:table-column-properties fo:break-before="auto" style:column-width="0.8362in"/>
    </style:style>
    <style:style style:name="co11" style:family="table-column">
      <style:table-column-properties fo:break-before="auto" style:column-width="0.7717in"/>
    </style:style>
    <style:style style:name="co12" style:family="table-column">
      <style:table-column-properties fo:break-before="auto" style:column-width="0.8146in"/>
    </style:style>
    <style:style style:name="co13" style:family="table-column">
      <style:table-column-properties fo:break-before="auto" style:column-width="0.7929in"/>
    </style:style>
    <style:style style:name="co14" style:family="table-column">
      <style:table-column-properties fo:break-before="auto" style:column-width="0.803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1.109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1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2"/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"/>
    <style:style style:name="ce7" style:family="table-cell" style:parent-style-name="Default">
      <style:table-cell-properties fo:background-color="#ff99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">
      <style:table-cell-properties fo:background-color="#ff9900"/>
    </style:style>
    <style:style style:name="ce9" style:family="table-cell" style:parent-style-name="Default">
      <style:table-cell-properties fo:background-color="#ff6600"/>
    </style:style>
    <style:style style:name="ce10" style:family="table-cell" style:parent-style-name="Default">
      <style:table-cell-properties fo:background-color="#ff6600" fo:wrap-option="wrap"/>
    </style:style>
    <style:style style:name="ce11" style:family="table-cell" style:parent-style-name="Default" style:data-style-name="N122">
      <style:table-cell-properties fo:background-color="#ff6600"/>
    </style:style>
    <style:style style:name="ce1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30"/>
    <style:style style:name="ce14" style:family="table-cell" style:parent-style-name="Default">
      <style:table-cell-properties fo:background-color="transparent" fo:wrap-option="wrap"/>
    </style:style>
    <style:style style:name="ce15" style:family="table-cell" style:parent-style-name="Default" style:data-style-name="N122">
      <style:table-cell-properties fo:background-color="transparent"/>
    </style:style>
    <style:style style:name="ce16" style:family="table-cell" style:parent-style-name="Default" style:data-style-name="N122">
      <style:table-cell-properties fo:background-color="transparent" fo:border="0.06pt solid #000000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2"/>
    <style:style style:name="ce19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22">
      <style:table-cell-properties fo:background-color="#ffff00"/>
    </style:style>
    <style:style style:name="ce21" style:family="table-cell" style:parent-style-name="Default">
      <style:table-cell-properties fo:background-color="#ffcc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">
      <style:table-cell-properties fo:background-color="#ffcc00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9900" fo:border="0.06pt solid #000000"/>
    </style:style>
    <style:style style:name="ce25" style:family="table-cell" style:parent-style-name="Default">
      <style:table-cell-properties fo:background-color="#ff99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99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9900" fo:wrap-option="wrap" fo:border="0.06pt solid #000000"/>
    </style:style>
    <style:style style:name="ce28" style:family="table-cell" style:parent-style-name="Default" style:data-style-name="N122">
      <style:table-cell-properties fo:background-color="#ff9900" fo:border="0.06pt solid #000000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 style:data-style-name="N1">
      <style:table-cell-properties fo:background-color="#ff9900" fo:border="0.06pt solid #000000"/>
    </style:style>
    <style:style style:name="ce31" style:family="table-cell" style:parent-style-name="Default" style:data-style-name="N124">
      <style:table-cell-properties fo:background-color="#ff9900" fo:border="0.06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number-columns-repeated="7" table:default-cell-style-name="ce3"/>
        <table:table-column table:style-name="co1" table:number-columns-repeated="2" table:default-cell-style-name="ce4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4"/>
        <table:table-column table:style-name="co2" table:default-cell-style-name="ce6"/>
        <table:table-column table:style-name="co1" table:number-columns-repeated="2" table:default-cell-style-name="ce6"/>
        <table:table-column table:style-name="co1" table:default-cell-style-name="ce8"/>
        <table:table-column table:style-name="co1" table:default-cell-style-name="ce11"/>
        <table:table-column table:style-name="co1" table:default-cell-style-name="ce13"/>
        <table:table-column table:style-name="co1" table:default-cell-style-name="ce15"/>
        <table:table-column table:style-name="co1" table:default-cell-style-name="ce4"/>
        <table:table-column table:style-name="co1" table:default-cell-style-name="ce13"/>
        <table:table-column table:style-name="co1" table:default-cell-style-name="Default"/>
        <table:table-column table:style-name="co1" table:default-cell-style-name="ce18"/>
        <table:table-column table:style-name="co1" table:default-cell-style-name="Default"/>
        <table:table-column table:style-name="co1" table:default-cell-style-name="ce6"/>
        <table:table-column table:style-name="co1" table:default-cell-style-name="ce20"/>
        <table:table-column table:style-name="co1" table:default-cell-style-name="ce22"/>
        <table:table-column table:style-name="co1" table:default-cell-style-name="Default"/>
        <table:table-column table:style-name="co3" table:default-cell-style-name="ce24"/>
        <table:table-column table:style-name="co1" table:default-cell-style-name="ce26"/>
        <table:table-column table:style-name="co4" table:default-cell-style-name="ce24"/>
        <table:table-column table:style-name="co5" table:default-cell-style-name="ce28"/>
        <table:table-column table:style-name="co6" table:default-cell-style-name="ce26"/>
        <table:table-column table:style-name="co7" table:default-cell-style-name="ce26"/>
        <table:table-column table:style-name="co8" table:default-cell-style-name="ce30"/>
        <table:table-column table:style-name="co6" table:default-cell-style-name="ce28"/>
        <table:table-column table:style-name="co7" table:default-cell-style-name="ce24"/>
        <table:table-column table:style-name="co9" table:default-cell-style-name="ce24"/>
        <table:table-column table:style-name="co1" table:default-cell-style-name="ce30"/>
        <table:table-column table:style-name="co10" table:default-cell-style-name="ce30"/>
        <table:table-column table:style-name="co1" table:default-cell-style-name="ce28"/>
        <table:table-column table:style-name="co9" table:default-cell-style-name="ce30"/>
        <table:table-column table:style-name="co1" table:default-cell-style-name="ce24"/>
        <table:table-column table:style-name="co11" table:default-cell-style-name="ce30"/>
        <table:table-column table:style-name="co12" table:default-cell-style-name="ce28"/>
        <table:table-column table:style-name="co13" table:default-cell-style-name="ce30"/>
        <table:table-column table:style-name="co14" table:default-cell-style-name="ce28"/>
        <table:table-column table:style-name="co1" table:default-cell-style-name="ce31"/>
        <table:table-row table:style-name="ro1">
          <table:table-cell office:value-type="string" calcext:value-type="string">
            <text:p>Energy (GeV)</text:p>
          </table:table-cell>
          <table:table-cell office:value-type="float" office:value="2.18" calcext:value-type="float">
            <text:p>2.18</text:p>
          </table:table-cell>
          <table:table-cell table:style-name="Default" table:number-columns-repeated="11"/>
          <table:table-cell/>
          <table:table-cell table:style-name="Default" table:number-columns-repeated="10"/>
          <table:table-cell/>
          <table:table-cell table:style-name="ce3" office:value-type="string" calcext:value-type="string">
            <text:p>Max Data Rate ~4 kHz</text:p>
          </table:table-cell>
          <table:table-cell/>
          <table:table-cell table:style-name="Default" table:number-columns-repeated="3"/>
          <table:table-cell/>
          <table:table-cell table:style-name="Default" table:number-columns-repeated="20"/>
        </table:table-row>
        <table:table-row table:style-name="ro2">
          <table:table-cell office:value-type="string" calcext:value-type="string">
            <text:p>Beam Pol</text:p>
          </table:table-cell>
          <table:table-cell table:style-name="ce1" office:value-type="percentage" office:value="0.85" calcext:value-type="percentage">
            <text:p>85%</text:p>
          </table:table-cell>
          <table:table-cell table:style-name="Default" table:number-columns-repeated="3"/>
          <table:table-cell table:style-name="Default" office:value-type="string" calcext:value-type="string">
            <text:p>.4/.55</text:p>
          </table:table-cell>
          <table:table-cell table:style-name="Default" table:number-columns-repeated="7"/>
          <table:table-cell/>
          <table:table-cell table:style-name="Default" table:number-columns-repeated="10"/>
          <table:table-cell/>
          <table:table-cell table:style-name="ce17" office:value-type="float" office:value="4000" calcext:value-type="float">
            <text:p>4000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style-name="ce3" office:value-type="string" calcext:value-type="string">
            <text:p>Energy (GeV)</text:p>
          </table:table-cell>
          <table:table-cell table:style-name="ce3" office:value-type="string" calcext:value-type="string">
            <text:p>Mass 3He (GeV)</text:p>
          </table:table-cell>
          <table:table-cell table:style-name="ce3" office:value-type="string" calcext:value-type="string">
            <text:p>Mass H (GeV)</text:p>
          </table:table-cell>
          <table:table-cell table:style-name="ce29" office:value-type="string" calcext:value-type="string">
            <text:p>Max Current (uA)</text:p>
          </table:table-cell>
          <table:table-cell table:style-name="ce29"/>
          <table:table-cell table:style-name="Default" table:number-columns-repeated="14"/>
        </table:table-row>
        <table:table-row table:style-name="ro2">
          <table:table-cell office:value-type="string" calcext:value-type="string">
            <text:p>Target Pol</text:p>
          </table:table-cell>
          <table:table-cell table:style-name="ce1" office:value-type="percentage" office:value="0.4" calcext:value-type="percentage">
            <text:p>40%</text:p>
          </table:table-cell>
          <table:table-cell table:style-name="Default" table:number-columns-repeated="3"/>
          <table:table-cell table:number-columns-repeated="8" table:style-name="Default" office:value-type="string" calcext:value-type="string">
            <text:p>x</text:p>
          </table:table-cell>
          <table:table-cell/>
          <table:table-cell table:style-name="ce5"/>
          <table:table-cell table:style-name="ce3" office:value-type="string" calcext:value-type="string">
            <text:p>Total Rate No Collimator All Paddles (Hz)</text:p>
          </table:table-cell>
          <table:table-cell table:style-name="ce3" office:value-type="string" calcext:value-type="string">
            <text:p>Total Rate No Collimator Paddles Off</text:p>
          </table:table-cell>
          <table:table-cell table:style-name="ce3" office:value-type="string" calcext:value-type="string">
            <text:p>Total Rate Collimator All Paddles</text:p>
          </table:table-cell>
          <table:table-cell table:style-name="ce7" office:value-type="string" calcext:value-type="string">
            <text:p>Total Rate Collimator Paddles Off</text:p>
          </table:table-cell>
          <table:table-cell table:style-name="ce9"/>
          <table:table-cell table:style-name="ce5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ce23" office:value-type="string" calcext:value-type="string">
            <text:p>Run Plan</text:p>
          </table:table-cell>
          <table:table-cell table:style-name="ce5" office:value-type="float" office:value="2.18" calcext:value-type="float">
            <text:p>2.18</text:p>
          </table:table-cell>
          <table:table-cell table:style-name="ce5" table:formula="of:=3.0160293*0.9315" office:value-type="float" office:value="2.80943129295" calcext:value-type="float">
            <text:p>2.809431293</text:p>
          </table:table-cell>
          <table:table-cell table:style-name="ce5" office:value-type="float" office:value="0.938272" calcext:value-type="float">
            <text:p>0.938272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table:number-columns-repeated="15"/>
        </table:table-row>
        <table:table-row table:style-name="ro3">
          <table:table-cell table:number-columns-repeated="2"/>
          <table:table-cell table:style-name="ce2" office:value-type="string" calcext:value-type="string">
            <text:p>Spectrometer Angle</text:p>
          </table:table-cell>
          <table:table-cell office:value-type="string" calcext:value-type="string">
            <text:p>Q2_mean (GeV2)</text:p>
          </table:table-cell>
          <table:table-cell office:value-type="string" calcext:value-type="string">
            <text:p>Q in fm-1</text:p>
          </table:table-cell>
          <table:table-cell office:value-type="string" calcext:value-type="string">
            <text:p>Glass QE</text:p>
            <text:p>30uA (Hz)</text:p>
          </table:table-cell>
          <table:table-cell office:value-type="string" calcext:value-type="string">
            <text:p>He3 QE rate</text:p>
            <text:p>30uA (Hz)</text:p>
          </table:table-cell>
          <table:table-cell office:value-type="string" calcext:value-type="string">
            <text:p>He3 Elastic</text:p>
            <text:p>(no cut)</text:p>
            <text:p>30uA (Hz)</text:p>
          </table:table-cell>
          <table:table-cell office:value-type="string" calcext:value-type="string">
            <text:p>Total Rate</text:p>
            <text:p>30uA (Hz)</text:p>
          </table:table-cell>
          <table:table-cell table:style-name="ce3" office:value-type="string" calcext:value-type="string">
            <text:p>He3 Elastic</text:p>
            <text:p>(no cut)</text:p>
            <text:p>27uA (Hz)</text:p>
          </table:table-cell>
          <table:table-cell table:style-name="ce3" office:value-type="string" calcext:value-type="string">
            <text:p>Total Rate</text:p>
            <text:p>27uA (Hz)</text:p>
          </table:table-cell>
          <table:table-cell office:value-type="string" calcext:value-type="string">
            <text:p>He3 elastic</text:p>
            <text:p>27uA/hour</text:p>
          </table:table-cell>
          <table:table-cell office:value-type="string" calcext:value-type="string">
            <text:p>Total</text:p>
            <text:p>27uA/hour</text:p>
          </table:table-cell>
          <table:table-cell/>
          <table:table-cell table:style-name="ce3" office:value-type="string" calcext:value-type="string">
            <text:p>Elastic Rate x0.85 to Account for Turning Off Paddles (Hz)</text:p>
          </table:table-cell>
          <table:table-cell table:style-name="ce3" office:value-type="string" calcext:value-type="string">
            <text:p>Simulation Total Rate x2.2 to Compensate for Lower Simulation Rate + Using QE of 2.2GeV</text:p>
          </table:table-cell>
          <table:table-cell table:style-name="ce3" office:value-type="string" calcext:value-type="string">
            <text:p>Total Rate /2.7 for Turning Off Paddles</text:p>
          </table:table-cell>
          <table:table-cell table:style-name="ce3" office:value-type="string" calcext:value-type="string">
            <text:p>Total Rate /4.7 to Account for Collimator</text:p>
          </table:table-cell>
          <table:table-cell table:style-name="ce7" office:value-type="string" calcext:value-type="string">
            <text:p>Total Rate /2.7 and /4.7 for Collimator and Paddles (27 uA)</text:p>
          </table:table-cell>
          <table:table-cell table:style-name="ce10" office:value-type="string" calcext:value-type="string">
            <text:p>Elastic Rate after Collimator (/4.7) (27 uA)</text:p>
          </table:table-cell>
          <table:table-cell table:style-name="ce12" office:value-type="string" calcext:value-type="string">
            <text:p>Estimated Elastic Rate to Estimated Total Background Rate</text:p>
          </table:table-cell>
          <table:table-cell table:style-name="ce14" office:value-type="string" calcext:value-type="string">
            <text:p>Estimated Asymmetry</text:p>
          </table:table-cell>
          <table:table-cell table:style-name="ce14" office:value-type="string" calcext:value-type="string">
            <text:p>Elastic Rate * Estimated Asymmetry</text:p>
          </table:table-cell>
          <table:table-cell table:style-name="ce14" office:value-type="string" calcext:value-type="string">
            <text:p>Ratio of Elastic Rate to Background Rate * Estimated Asymmetry</text:p>
          </table:table-cell>
          <table:table-cell/>
          <table:table-cell table:style-name="ce3" office:value-type="string" calcext:value-type="string">
            <text:p>Prescale Factor Needed to be Below Max Data Rate (27 uA)</text:p>
          </table:table-cell>
          <table:table-cell table:style-name="ce3" office:value-type="string" calcext:value-type="string">
            <text:p>Prescale Factor Integer (27 uA)</text:p>
          </table:table-cell>
          <table:table-cell table:style-name="ce3" office:value-type="string" calcext:value-type="string">
            <text:p>Total Rate After Collimator, Paddles Off, and Prescale at 27 uA (Hz)</text:p>
          </table:table-cell>
          <table:table-cell table:style-name="ce19" office:value-type="string" calcext:value-type="string">
            <text:p>Elastic Rate After Prescale (Hz) (27 uA)</text:p>
          </table:table-cell>
          <table:table-cell table:style-name="ce21" office:value-type="string" calcext:value-type="string">
            <text:p>Elastics/hour After Prescale (27 uA)</text:p>
          </table:table-cell>
          <table:table-cell table:number-columns-repeated="2"/>
          <table:table-cell table:style-name="ce25" office:value-type="string" calcext:value-type="string">
            <text:p>Spectrometer Angle</text:p>
          </table:table-cell>
          <table:table-cell table:style-name="ce27" office:value-type="string" calcext:value-type="string">
            <text:p>Current (uA)</text:p>
          </table:table-cell>
          <table:table-cell table:style-name="ce27" office:value-type="string" calcext:value-type="string">
            <text:p>Ep (GeV)</text:p>
          </table:table-cell>
          <table:table-cell office:value-type="string" calcext:value-type="string">
            <text:p>Q2_mean (GeV2)</text:p>
          </table:table-cell>
          <table:table-cell office:value-type="string" calcext:value-type="string">
            <text:p>Q in fm-1</text:p>
          </table:table-cell>
          <table:table-cell table:style-name="ce27" office:value-type="string" calcext:value-type="string">
            <text:p>Estimated Total Rate (Hz)</text:p>
          </table:table-cell>
          <table:table-cell table:style-name="ce27" office:value-type="string" calcext:value-type="string">
            <text:p>Elastic Rate (Hz)</text:p>
          </table:table-cell>
          <table:table-cell table:style-name="ce27" office:value-type="string" calcext:value-type="string">
            <text:p>Total Prescale</text:p>
          </table:table-cell>
          <table:table-cell table:style-name="ce27" office:value-type="string" calcext:value-type="string">
            <text:p>Hall C Prescale GUI Value</text:p>
          </table:table-cell>
          <table:table-cell table:style-name="ce27" office:value-type="string" calcext:value-type="string">
            <text:p>Estimated Total Rate After Prescale (Hz)</text:p>
          </table:table-cell>
          <table:table-cell table:style-name="ce27" office:value-type="string" calcext:value-type="string">
            <text:p>Estimated Total Counts/Hour After Prescale</text:p>
          </table:table-cell>
          <table:table-cell table:style-name="ce27" office:value-type="string" calcext:value-type="string">
            <text:p>Elastic Rate After Prescale (Hz)</text:p>
          </table:table-cell>
          <table:table-cell table:style-name="ce27" office:value-type="string" calcext:value-type="string">
            <text:p>Elastics/Hour</text:p>
          </table:table-cell>
          <table:table-cell table:style-name="ce27" office:value-type="string" calcext:value-type="string">
            <text:p>Hours at Kinematic</text:p>
          </table:table-cell>
          <table:table-cell table:style-name="ce27" office:value-type="string" calcext:value-type="string">
            <text:p>Estimated Total Counts</text:p>
          </table:table-cell>
          <table:table-cell table:style-name="ce27" office:value-type="string" calcext:value-type="string">
            <text:p>Total Beam Charge on Target [C]</text:p>
          </table:table-cell>
          <table:table-cell table:style-name="ce27" office:value-type="string" calcext:value-type="string">
            <text:p>Estimated Total Elastic Counts</text:p>
          </table:table-cell>
          <table:table-cell table:style-name="ce27" office:value-type="string" calcext:value-type="string">
            <text:p>Estimated Asymmetry</text:p>
          </table:table-cell>
          <table:table-cell table:style-name="ce27" office:value-type="string" calcext:value-type="string">
            <text:p>Uncertainty on Asymmetry</text:p>
          </table:table-cell>
        </table:table-row>
        <table:table-row table:style-name="ro4">
          <table:table-cell/>
          <table:table-cell office:value-type="string" calcext:value-type="string">
            <text:p>SHMS</text:p>
          </table:table-cell>
          <table:table-cell office:value-type="float" office:value="11" calcext:value-type="float">
            <text:p>11</text:p>
          </table:table-cell>
          <table:table-cell office:value-type="float" office:value="0.151" calcext:value-type="float">
            <text:p>0.151</text:p>
          </table:table-cell>
          <table:table-cell office:value-type="float" office:value="4.02" calcext:value-type="float">
            <text:p>4.02</text:p>
          </table:table-cell>
          <table:table-cell office:value-type="float" office:value="151995" calcext:value-type="float">
            <text:p>151995</text:p>
          </table:table-cell>
          <table:table-cell office:value-type="float" office:value="29704.11" calcext:value-type="float">
            <text:p>29704.11</text:p>
          </table:table-cell>
          <table:table-cell office:value-type="float" office:value="1233.39" calcext:value-type="float">
            <text:p>1233.39</text:p>
          </table:table-cell>
          <table:table-cell office:value-type="float" office:value="182932.5" calcext:value-type="float">
            <text:p>182932.5</text:p>
          </table:table-cell>
          <table:table-cell table:formula="of:=[.H5]*27/30" office:value-type="float" office:value="1110.051" calcext:value-type="float">
            <text:p>1110.051</text:p>
          </table:table-cell>
          <table:table-cell table:formula="of:=[.I5]*27/30" office:value-type="float" office:value="164639.25" calcext:value-type="float">
            <text:p>164639.250</text:p>
          </table:table-cell>
          <table:table-cell office:value-type="float" office:value="3996183.6" calcext:value-type="float">
            <text:p>3996183.6</text:p>
          </table:table-cell>
          <table:table-cell office:value-type="float" office:value="592701300" calcext:value-type="float">
            <text:p>592701300</text:p>
          </table:table-cell>
          <table:table-cell/>
          <table:table-cell table:formula="of:=[.J5]*0.85" office:value-type="float" office:value="943.54335" calcext:value-type="float">
            <text:p>943.543</text:p>
          </table:table-cell>
          <table:table-cell table:formula="of:=[.K5]*2.2" office:value-type="float" office:value="362206.35" calcext:value-type="float">
            <text:p>362206</text:p>
          </table:table-cell>
          <table:table-cell table:formula="of:=[.P5]/2.7" office:value-type="float" office:value="134150.5" calcext:value-type="float">
            <text:p>134151</text:p>
          </table:table-cell>
          <table:table-cell table:formula="of:=[.P5]/4.7" office:value-type="float" office:value="77065.1808510638" calcext:value-type="float">
            <text:p>77065</text:p>
          </table:table-cell>
          <table:table-cell table:formula="of:=[.P5]/2.7/4.7" office:value-type="float" office:value="28542.6595744681" calcext:value-type="float">
            <text:p>28543</text:p>
          </table:table-cell>
          <table:table-cell table:formula="of:=[.O5]/4.7" office:value-type="float" office:value="200.753904255319" calcext:value-type="float">
            <text:p>200.754</text:p>
          </table:table-cell>
          <table:table-cell table:formula="of:=[.T5]/([.S5]-[.T5])" office:value-type="float" office:value="0.0070832888441341" calcext:value-type="float">
            <text:p>7.08E-3</text:p>
          </table:table-cell>
          <table:table-cell office:value-type="float" office:value="0.04663" calcext:value-type="float">
            <text:p>0.047</text:p>
          </table:table-cell>
          <table:table-cell table:formula="of:=[.T5]*[.V5]" office:value-type="float" office:value="9.36115455542553" calcext:value-type="float">
            <text:p>9.361</text:p>
          </table:table-cell>
          <table:table-cell table:formula="of:=[.U5]*[.V5]" office:value-type="float" office:value="0.000330293758801973" calcext:value-type="float">
            <text:p>3.30E-4</text:p>
          </table:table-cell>
          <table:table-cell/>
          <table:table-cell table:formula="of:=[.S5]/[.Z$2]" office:value-type="float" office:value="7.13566489361702" calcext:value-type="float">
            <text:p>7.14</text:p>
          </table:table-cell>
          <table:table-cell office:value-type="float" office:value="8" calcext:value-type="float">
            <text:p>8</text:p>
          </table:table-cell>
          <table:table-cell table:formula="of:=[.S5]/[.AA5]" office:value-type="float" office:value="3567.83244680851" calcext:value-type="float">
            <text:p>3568</text:p>
          </table:table-cell>
          <table:table-cell table:formula="of:=[.T5]/[.AA5]" office:value-type="float" office:value="25.0942380319149" calcext:value-type="float">
            <text:p>25.094</text:p>
          </table:table-cell>
          <table:table-cell table:formula="of:=[.AC5]*60*60" office:value-type="float" office:value="90339.2569148937" calcext:value-type="float">
            <text:p>90339</text:p>
          </table:table-cell>
          <table:table-cell/>
          <table:table-cell office:value-type="string" calcext:value-type="string">
            <text:p>SHM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AG$3]/(1+((2*[.AG$3])/[.AH$3])*SIN([.AG5]*3.141592654/180/2)^2)" office:value-type="float" office:value="2.14935761969764" calcext:value-type="float">
            <text:p>2.149</text:p>
          </table:table-cell>
          <table:table-cell office:value-type="float" office:value="0.151" calcext:value-type="float">
            <text:p>0.151</text:p>
          </table:table-cell>
          <table:table-cell office:value-type="float" office:value="4.02" calcext:value-type="float">
            <text:p>4.02</text:p>
          </table:table-cell>
          <table:table-cell table:formula="of:=([.AH5]/[.AJ$3])*[.S5]" office:value-type="float" office:value="5285.67769897557" calcext:value-type="float">
            <text:p>5286</text:p>
          </table:table-cell>
          <table:table-cell table:formula="of:=([.AH5]/[.AJ$3])*[.T5]" office:value-type="float" office:value="37.1766489361702" calcext:value-type="float">
            <text:p>37.1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L5]/[.AN5]" office:value-type="float" office:value="2642.83884948778" calcext:value-type="float">
            <text:p>2643</text:p>
          </table:table-cell>
          <table:table-cell table:formula="of:=[.AP5]*60*60" office:value-type="float" office:value="9514219.85815603" calcext:value-type="float">
            <text:p>9514220</text:p>
          </table:table-cell>
          <table:table-cell table:formula="of:=[.AM5]/[.AN5]" office:value-type="float" office:value="18.5883244680851" calcext:value-type="float">
            <text:p>18.588</text:p>
          </table:table-cell>
          <table:table-cell table:formula="of:=[.AR5]*60*60" office:value-type="float" office:value="66917.9680851064" calcext:value-type="float">
            <text:p>66918</text:p>
          </table:table-cell>
          <table:table-cell office:value-type="float" office:value="2" calcext:value-type="float">
            <text:p>2</text:p>
          </table:table-cell>
          <table:table-cell table:formula="of:=[.AQ5]*[.AT5]" office:value-type="float" office:value="19028439.7163121" calcext:value-type="float">
            <text:p>19028440</text:p>
          </table:table-cell>
          <table:table-cell table:formula="of:=[.AH5]*10^(-6)*[.AT5]*60*60" office:value-type="float" office:value="0.036" calcext:value-type="float">
            <text:p>0.036</text:p>
          </table:table-cell>
          <table:table-cell table:formula="of:=[.AS5]*[.AT5]" office:value-type="float" office:value="133835.936170213" calcext:value-type="float">
            <text:p>133836</text:p>
          </table:table-cell>
          <table:table-cell office:value-type="float" office:value="0.04663" calcext:value-type="float">
            <text:p>0.047</text:p>
          </table:table-cell>
          <table:table-cell table:formula="of:=2*[.AW5]^(-0.5)" office:value-type="float" office:value="0.00546693140981204" calcext:value-type="float">
            <text:p>0.0055</text:p>
          </table:table-cell>
        </table:table-row>
        <table:table-row table:style-name="ro4">
          <table:table-cell/>
          <table:table-cell office:value-type="string" calcext:value-type="string">
            <text:p>SHMS</text:p>
          </table:table-cell>
          <table:table-cell office:value-type="float" office:value="13" calcext:value-type="float">
            <text:p>13</text:p>
          </table:table-cell>
          <table:table-cell office:value-type="float" office:value="0.211" calcext:value-type="float">
            <text:p>0.211</text:p>
          </table:table-cell>
          <table:table-cell office:value-type="float" office:value="5.62" calcext:value-type="float">
            <text:p>5.62</text:p>
          </table:table-cell>
          <table:table-cell office:value-type="float" office:value="67024" calcext:value-type="float">
            <text:p>67024</text:p>
          </table:table-cell>
          <table:table-cell office:value-type="float" office:value="12186.12" calcext:value-type="float">
            <text:p>12186.12</text:p>
          </table:table-cell>
          <table:table-cell office:value-type="float" office:value="170.218" calcext:value-type="float">
            <text:p>170.218</text:p>
          </table:table-cell>
          <table:table-cell office:value-type="float" office:value="79380.338" calcext:value-type="float">
            <text:p>79380.338</text:p>
          </table:table-cell>
          <table:table-cell table:formula="of:=[.H6]*27/30" office:value-type="float" office:value="153.1962" calcext:value-type="float">
            <text:p>153.196</text:p>
          </table:table-cell>
          <table:table-cell table:formula="of:=[.I6]*27/30" office:value-type="float" office:value="71442.3042" calcext:value-type="float">
            <text:p>71442.304</text:p>
          </table:table-cell>
          <table:table-cell office:value-type="float" office:value="551506.32" calcext:value-type="float">
            <text:p>551506.32</text:p>
          </table:table-cell>
          <table:table-cell office:value-type="float" office:value="257192295.12" calcext:value-type="float">
            <text:p>257192295.12</text:p>
          </table:table-cell>
          <table:table-cell/>
          <table:table-cell table:formula="of:=[.J6]*0.85" office:value-type="float" office:value="130.21677" calcext:value-type="float">
            <text:p>130.217</text:p>
          </table:table-cell>
          <table:table-cell table:formula="of:=[.K6]*2.2" office:value-type="float" office:value="157173.06924" calcext:value-type="float">
            <text:p>157173</text:p>
          </table:table-cell>
          <table:table-cell table:formula="of:=[.P6]/2.7" office:value-type="float" office:value="58212.2478666667" calcext:value-type="float">
            <text:p>58212</text:p>
          </table:table-cell>
          <table:table-cell table:formula="of:=[.P6]/4.7" office:value-type="float" office:value="33441.0785617021" calcext:value-type="float">
            <text:p>33441</text:p>
          </table:table-cell>
          <table:table-cell table:formula="of:=[.P6]/2.7/4.7" office:value-type="float" office:value="12385.5846524823" calcext:value-type="float">
            <text:p>12386</text:p>
          </table:table-cell>
          <table:table-cell table:formula="of:=[.O6]/4.7" office:value-type="float" office:value="27.7056957446808" calcext:value-type="float">
            <text:p>27.706</text:p>
          </table:table-cell>
          <table:table-cell table:formula="of:=[.T6]/([.S6]-[.T6])" office:value-type="float" office:value="0.00224194587450426" calcext:value-type="float">
            <text:p>2.24E-3</text:p>
          </table:table-cell>
          <table:table-cell office:value-type="float" office:value="0.06929" calcext:value-type="float">
            <text:p>0.069</text:p>
          </table:table-cell>
          <table:table-cell table:formula="of:=[.T6]*[.V6]" office:value-type="float" office:value="1.91972765814894" calcext:value-type="float">
            <text:p>1.920</text:p>
          </table:table-cell>
          <table:table-cell table:formula="of:=[.U6]*[.V6]" office:value-type="float" office:value="0.0001553444296444" calcext:value-type="float">
            <text:p>1.55E-4</text:p>
          </table:table-cell>
          <table:table-cell/>
          <table:table-cell table:formula="of:=[.S6]/[.Z$2]" office:value-type="float" office:value="3.09639616312057" calcext:value-type="float">
            <text:p>3.10</text:p>
          </table:table-cell>
          <table:table-cell office:value-type="float" office:value="4" calcext:value-type="float">
            <text:p>4</text:p>
          </table:table-cell>
          <table:table-cell table:formula="of:=[.S6]/[.AA6]" office:value-type="float" office:value="3096.39616312057" calcext:value-type="float">
            <text:p>3096</text:p>
          </table:table-cell>
          <table:table-cell table:formula="of:=[.T6]/[.AA6]" office:value-type="float" office:value="6.92642393617021" calcext:value-type="float">
            <text:p>6.926</text:p>
          </table:table-cell>
          <table:table-cell table:formula="of:=[.AC6]*60*60" office:value-type="float" office:value="24935.1261702128" calcext:value-type="float">
            <text:p>24935</text:p>
          </table:table-cell>
          <table:table-cell/>
          <table:table-cell office:value-type="string" calcext:value-type="string">
            <text:p>SHMS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AG$3]/(1+((2*[.AG$3])/[.AH$3])*SIN([.AG6]*3.141592654/180/2)^2)" office:value-type="float" office:value="2.13749013693059" calcext:value-type="float">
            <text:p>2.137</text:p>
          </table:table-cell>
          <table:table-cell office:value-type="float" office:value="0.211" calcext:value-type="float">
            <text:p>0.211</text:p>
          </table:table-cell>
          <table:table-cell office:value-type="float" office:value="5.62" calcext:value-type="float">
            <text:p>5.62</text:p>
          </table:table-cell>
          <table:table-cell table:formula="of:=([.AH6]/[.AJ$3])*[.S6]" office:value-type="float" office:value="3211.0775024954" calcext:value-type="float">
            <text:p>3211</text:p>
          </table:table-cell>
          <table:table-cell table:formula="of:=([.AH6]/[.AJ$3])*[.T6]" office:value-type="float" office:value="7.18295815602837" calcext:value-type="float">
            <text:p>7.1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L6]/[.AN6]" office:value-type="float" office:value="3211.0775024954" calcext:value-type="float">
            <text:p>3211</text:p>
          </table:table-cell>
          <table:table-cell table:formula="of:=[.AP6]*60*60" office:value-type="float" office:value="11559879.0089834" calcext:value-type="float">
            <text:p>11559879</text:p>
          </table:table-cell>
          <table:table-cell table:formula="of:=[.AM6]/[.AN6]" office:value-type="float" office:value="7.18295815602837" calcext:value-type="float">
            <text:p>7.183</text:p>
          </table:table-cell>
          <table:table-cell table:formula="of:=[.AR6]*60*60" office:value-type="float" office:value="25858.6493617021" calcext:value-type="float">
            <text:p>25859</text:p>
          </table:table-cell>
          <table:table-cell office:value-type="float" office:value="2" calcext:value-type="float">
            <text:p>2</text:p>
          </table:table-cell>
          <table:table-cell table:formula="of:=[.AQ6]*[.AT6]" office:value-type="float" office:value="23119758.0179669" calcext:value-type="float">
            <text:p>23119758</text:p>
          </table:table-cell>
          <table:table-cell table:formula="of:=[.AH6]*10^(-6)*[.AT6]*60*60" office:value-type="float" office:value="0.0504" calcext:value-type="float">
            <text:p>0.050</text:p>
          </table:table-cell>
          <table:table-cell table:formula="of:=[.AS6]*[.AT6]" office:value-type="float" office:value="51717.2987234043" calcext:value-type="float">
            <text:p>51717</text:p>
          </table:table-cell>
          <table:table-cell office:value-type="float" office:value="0.06929" calcext:value-type="float">
            <text:p>0.069</text:p>
          </table:table-cell>
          <table:table-cell table:formula="of:=2*[.AW6]^(-0.5)" office:value-type="float" office:value="0.00879451875095382" calcext:value-type="float">
            <text:p>0.0088</text:p>
          </table:table-cell>
        </table:table-row>
        <table:table-row table:style-name="ro4">
          <table:table-cell/>
          <table:table-cell office:value-type="string" calcext:value-type="string">
            <text:p>SHMS</text:p>
          </table:table-cell>
          <table:table-cell office:value-type="float" office:value="15" calcext:value-type="float">
            <text:p>15</text:p>
          </table:table-cell>
          <table:table-cell office:value-type="float" office:value="0.276" calcext:value-type="float">
            <text:p>0.276</text:p>
          </table:table-cell>
          <table:table-cell office:value-type="float" office:value="7.35" calcext:value-type="float">
            <text:p>7.35</text:p>
          </table:table-cell>
          <table:table-cell office:value-type="float" office:value="28991" calcext:value-type="float">
            <text:p>28991</text:p>
          </table:table-cell>
          <table:table-cell office:value-type="float" office:value="5351.64" calcext:value-type="float">
            <text:p>5351.64</text:p>
          </table:table-cell>
          <table:table-cell office:value-type="float" office:value="17.396" calcext:value-type="float">
            <text:p>17.396</text:p>
          </table:table-cell>
          <table:table-cell office:value-type="float" office:value="34360.036" calcext:value-type="float">
            <text:p>34360.036</text:p>
          </table:table-cell>
          <table:table-cell table:formula="of:=[.H7]*27/30" office:value-type="float" office:value="15.6564" calcext:value-type="float">
            <text:p>15.656</text:p>
          </table:table-cell>
          <table:table-cell table:formula="of:=[.I7]*27/30" office:value-type="float" office:value="30924.0324" calcext:value-type="float">
            <text:p>30924.032</text:p>
          </table:table-cell>
          <table:table-cell office:value-type="float" office:value="56362.07" calcext:value-type="float">
            <text:p>56362.07</text:p>
          </table:table-cell>
          <table:table-cell office:value-type="float" office:value="111326516.64" calcext:value-type="float">
            <text:p>111326516.64</text:p>
          </table:table-cell>
          <table:table-cell/>
          <table:table-cell table:formula="of:=[.J7]*0.85" office:value-type="float" office:value="13.30794" calcext:value-type="float">
            <text:p>13.308</text:p>
          </table:table-cell>
          <table:table-cell table:formula="of:=[.K7]*2.2" office:value-type="float" office:value="68032.87128" calcext:value-type="float">
            <text:p>68033</text:p>
          </table:table-cell>
          <table:table-cell table:formula="of:=[.P7]/2.7" office:value-type="float" office:value="25197.3597333333" calcext:value-type="float">
            <text:p>25197</text:p>
          </table:table-cell>
          <table:table-cell table:formula="of:=[.P7]/4.7" office:value-type="float" office:value="14475.0789957447" calcext:value-type="float">
            <text:p>14475</text:p>
          </table:table-cell>
          <table:table-cell table:formula="of:=[.P7]/2.7/4.7" office:value-type="float" office:value="5361.14036879433" calcext:value-type="float">
            <text:p>5361</text:p>
          </table:table-cell>
          <table:table-cell table:formula="of:=[.O7]/4.7" office:value-type="float" office:value="2.83147659574468" calcext:value-type="float">
            <text:p>2.831</text:p>
          </table:table-cell>
          <table:table-cell table:formula="of:=[.T7]/([.S7]-[.T7])" office:value-type="float" office:value="0.000528427280455437" calcext:value-type="float">
            <text:p>5.28E-4</text:p>
          </table:table-cell>
          <table:table-cell table:style-name="ce16" office:value-type="float" office:value="0.10642" calcext:value-type="float">
            <text:p>0.106</text:p>
          </table:table-cell>
          <table:table-cell table:formula="of:=[.T7]*[.V7]" office:value-type="float" office:value="0.301325739319149" calcext:value-type="float">
            <text:p>0.301</text:p>
          </table:table-cell>
          <table:table-cell table:formula="of:=[.U7]*[.V7]" office:value-type="float" office:value="0.0000562352311860676" calcext:value-type="float">
            <text:p>5.62E-5</text:p>
          </table:table-cell>
          <table:table-cell/>
          <table:table-cell table:formula="of:=[.S7]/[.Z$2]" office:value-type="float" office:value="1.34028509219858" calcext:value-type="float">
            <text:p>1.34</text:p>
          </table:table-cell>
          <table:table-cell office:value-type="float" office:value="2" calcext:value-type="float">
            <text:p>2</text:p>
          </table:table-cell>
          <table:table-cell table:formula="of:=[.S7]/[.AA7]" office:value-type="float" office:value="2680.57018439716" calcext:value-type="float">
            <text:p>2681</text:p>
          </table:table-cell>
          <table:table-cell table:formula="of:=[.T7]/[.AA7]" office:value-type="float" office:value="1.41573829787234" calcext:value-type="float">
            <text:p>1.416</text:p>
          </table:table-cell>
          <table:table-cell table:formula="of:=[.AC7]*60*60" office:value-type="float" office:value="5096.65787234042" calcext:value-type="float">
            <text:p>5097</text:p>
          </table:table-cell>
          <table:table-cell/>
          <table:table-cell office:value-type="string" calcext:value-type="string">
            <text:p>SHM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[.AG$3]/(1+((2*[.AG$3])/[.AH$3])*SIN([.AG7]*3.141592654/180/2)^2)" office:value-type="float" office:value="2.12384527737183" calcext:value-type="float">
            <text:p>2.124</text:p>
          </table:table-cell>
          <table:table-cell office:value-type="float" office:value="0.276" calcext:value-type="float">
            <text:p>0.276</text:p>
          </table:table-cell>
          <table:table-cell office:value-type="float" office:value="7.35" calcext:value-type="float">
            <text:p>7.35</text:p>
          </table:table-cell>
          <table:table-cell table:formula="of:=([.AH7]/[.AJ$3])*[.S7]" office:value-type="float" office:value="3971.2150879958" calcext:value-type="float">
            <text:p>3971</text:p>
          </table:table-cell>
          <table:table-cell table:formula="of:=([.AH7]/[.AJ$3])*[.T7]" office:value-type="float" office:value="2.09739007092199" calcext:value-type="float">
            <text:p>2.0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L7]/[.AN7]" office:value-type="float" office:value="3971.2150879958" calcext:value-type="float">
            <text:p>3971</text:p>
          </table:table-cell>
          <table:table-cell table:formula="of:=[.AP7]*60*60" office:value-type="float" office:value="14296374.3167849" calcext:value-type="float">
            <text:p>14296374</text:p>
          </table:table-cell>
          <table:table-cell table:formula="of:=[.AM7]/[.AN7]" office:value-type="float" office:value="2.09739007092199" calcext:value-type="float">
            <text:p>2.097</text:p>
          </table:table-cell>
          <table:table-cell table:formula="of:=[.AR7]*60*60" office:value-type="float" office:value="7550.60425531916" calcext:value-type="float">
            <text:p>7551</text:p>
          </table:table-cell>
          <table:table-cell office:value-type="float" office:value="4" calcext:value-type="float">
            <text:p>4</text:p>
          </table:table-cell>
          <table:table-cell table:formula="of:=[.AQ7]*[.AT7]" office:value-type="float" office:value="57185497.2671395" calcext:value-type="float">
            <text:p>57185497</text:p>
          </table:table-cell>
          <table:table-cell table:formula="of:=[.AH7]*10^(-6)*[.AT7]*60*60" office:value-type="float" office:value="0.288" calcext:value-type="float">
            <text:p>0.288</text:p>
          </table:table-cell>
          <table:table-cell table:formula="of:=[.AS7]*[.AT7]" office:value-type="float" office:value="30202.4170212767" calcext:value-type="float">
            <text:p>30202</text:p>
          </table:table-cell>
          <table:table-cell office:value-type="float" office:value="0.10642" calcext:value-type="float">
            <text:p>0.106</text:p>
          </table:table-cell>
          <table:table-cell table:formula="of:=2*[.AW7]^(-0.5)" office:value-type="float" office:value="0.0115082462377454" calcext:value-type="float">
            <text:p>0.0115</text:p>
          </table:table-cell>
        </table:table-row>
        <table:table-row table:style-name="ro4">
          <table:table-cell/>
          <table:table-cell office:value-type="string" calcext:value-type="string">
            <text:p>SHMS</text:p>
          </table:table-cell>
          <table:table-cell office:value-type="float" office:value="16.3" calcext:value-type="float">
            <text:p>16.3</text:p>
          </table:table-cell>
          <table:table-cell office:value-type="float" office:value="0.321" calcext:value-type="float">
            <text:p>0.321</text:p>
          </table:table-cell>
          <table:table-cell office:value-type="float" office:value="8.55" calcext:value-type="float">
            <text:p>8.55</text:p>
          </table:table-cell>
          <table:table-cell office:value-type="float" office:value="11875" calcext:value-type="float">
            <text:p>11875</text:p>
          </table:table-cell>
          <table:table-cell office:value-type="float" office:value="2369.919" calcext:value-type="float">
            <text:p>2369.919</text:p>
          </table:table-cell>
          <table:table-cell office:value-type="float" office:value="3.272" calcext:value-type="float">
            <text:p>3.272</text:p>
          </table:table-cell>
          <table:table-cell office:value-type="float" office:value="14248.191" calcext:value-type="float">
            <text:p>14248.191</text:p>
          </table:table-cell>
          <table:table-cell table:formula="of:=[.H8]*27/30" office:value-type="float" office:value="2.9448" calcext:value-type="float">
            <text:p>2.945</text:p>
          </table:table-cell>
          <table:table-cell table:formula="of:=[.I8]*27/30" office:value-type="float" office:value="12823.3719" calcext:value-type="float">
            <text:p>12823.372</text:p>
          </table:table-cell>
          <table:table-cell office:value-type="float" office:value="10599.66" calcext:value-type="float">
            <text:p>10599.66</text:p>
          </table:table-cell>
          <table:table-cell office:value-type="float" office:value="46164138.84" calcext:value-type="float">
            <text:p>46164138.84</text:p>
          </table:table-cell>
          <table:table-cell/>
          <table:table-cell table:formula="of:=[.J8]*0.85" office:value-type="float" office:value="2.50308" calcext:value-type="float">
            <text:p>2.503</text:p>
          </table:table-cell>
          <table:table-cell table:formula="of:=[.K8]*2.2" office:value-type="float" office:value="28211.41818" calcext:value-type="float">
            <text:p>28211</text:p>
          </table:table-cell>
          <table:table-cell table:formula="of:=[.P8]/2.7" office:value-type="float" office:value="10448.6734" calcext:value-type="float">
            <text:p>10449</text:p>
          </table:table-cell>
          <table:table-cell table:formula="of:=[.P8]/4.7" office:value-type="float" office:value="6002.4294" calcext:value-type="float">
            <text:p>6002</text:p>
          </table:table-cell>
          <table:table-cell table:formula="of:=[.P8]/2.7/4.7" office:value-type="float" office:value="2223.122" calcext:value-type="float">
            <text:p>2223</text:p>
          </table:table-cell>
          <table:table-cell table:formula="of:=[.O8]/4.7" office:value-type="float" office:value="0.532570212765958" calcext:value-type="float">
            <text:p>0.533</text:p>
          </table:table-cell>
          <table:table-cell table:formula="of:=[.T8]/([.S8]-[.T8])" office:value-type="float" office:value="0.000239617000615782" calcext:value-type="float">
            <text:p>2.40E-4</text:p>
          </table:table-cell>
          <table:table-cell office:value-type="float" office:value="0.13289" calcext:value-type="float">
            <text:p>0.133</text:p>
          </table:table-cell>
          <table:table-cell table:formula="of:=[.T8]*[.V8]" office:value-type="float" office:value="0.0707732555744681" calcext:value-type="float">
            <text:p>0.071</text:p>
          </table:table-cell>
          <table:table-cell table:formula="of:=[.U8]*[.V8]" office:value-type="float" office:value="0.0000318427032118312" calcext:value-type="float">
            <text:p>3.18E-5</text:p>
          </table:table-cell>
          <table:table-cell/>
          <table:table-cell table:formula="of:=[.S8]/[.Z$2]" office:value-type="float" office:value="0.5557805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table:formula="of:=[.S8]/[.AA8]" office:value-type="float" office:value="2223.122" calcext:value-type="float">
            <text:p>2223</text:p>
          </table:table-cell>
          <table:table-cell table:formula="of:=[.T8]/[.AA8]" office:value-type="float" office:value="0.532570212765958" calcext:value-type="float">
            <text:p>0.533</text:p>
          </table:table-cell>
          <table:table-cell table:formula="of:=[.AC8]*60*60" office:value-type="float" office:value="1917.25276595745" calcext:value-type="float">
            <text:p>1917</text:p>
          </table:table-cell>
          <table:table-cell/>
          <table:table-cell office:value-type="string" calcext:value-type="string">
            <text:p>SHMS</text:p>
          </table:table-cell>
          <table:table-cell office:value-type="float" office:value="16.3" calcext:value-type="float">
            <text:p>16.3</text:p>
          </table:table-cell>
          <table:table-cell office:value-type="float" office:value="27" calcext:value-type="float">
            <text:p>27</text:p>
          </table:table-cell>
          <table:table-cell table:formula="of:=[.AG$3]/(1+((2*[.AG$3])/[.AH$3])*SIN([.AG8]*3.141592654/180/2)^2)" office:value-type="float" office:value="2.11406363338356" calcext:value-type="float">
            <text:p>2.114</text:p>
          </table:table-cell>
          <table:table-cell office:value-type="float" office:value="0.321" calcext:value-type="float">
            <text:p>0.321</text:p>
          </table:table-cell>
          <table:table-cell office:value-type="float" office:value="8.55" calcext:value-type="float">
            <text:p>8.55</text:p>
          </table:table-cell>
          <table:table-cell table:formula="of:=([.AH8]/[.AJ$3])*[.S8]" office:value-type="float" office:value="2223.122" calcext:value-type="float">
            <text:p>2223</text:p>
          </table:table-cell>
          <table:table-cell table:formula="of:=([.AH8]/[.AJ$3])*[.T8]" office:value-type="float" office:value="0.532570212765958" calcext:value-type="float">
            <text:p>0.5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L8]/[.AN8]" office:value-type="float" office:value="2223.122" calcext:value-type="float">
            <text:p>2223</text:p>
          </table:table-cell>
          <table:table-cell table:formula="of:=[.AP8]*60*60" office:value-type="float" office:value="8003239.2" calcext:value-type="float">
            <text:p>8003239</text:p>
          </table:table-cell>
          <table:table-cell table:formula="of:=[.AM8]/[.AN8]" office:value-type="float" office:value="0.532570212765958" calcext:value-type="float">
            <text:p>0.533</text:p>
          </table:table-cell>
          <table:table-cell table:formula="of:=[.AR8]*60*60" office:value-type="float" office:value="1917.25276595745" calcext:value-type="float">
            <text:p>1917</text:p>
          </table:table-cell>
          <table:table-cell office:value-type="float" office:value="16" calcext:value-type="float">
            <text:p>16</text:p>
          </table:table-cell>
          <table:table-cell table:formula="of:=[.AQ8]*[.AT8]" office:value-type="float" office:value="128051827.2" calcext:value-type="float">
            <text:p>128051827</text:p>
          </table:table-cell>
          <table:table-cell table:formula="of:=[.AH8]*10^(-6)*[.AT8]*60*60" office:value-type="float" office:value="1.5552" calcext:value-type="float">
            <text:p>1.555</text:p>
          </table:table-cell>
          <table:table-cell table:formula="of:=[.AS8]*[.AT8]" office:value-type="float" office:value="30676.0442553192" calcext:value-type="float">
            <text:p>30676</text:p>
          </table:table-cell>
          <table:table-cell office:value-type="float" office:value="0.13289" calcext:value-type="float">
            <text:p>0.133</text:p>
          </table:table-cell>
          <table:table-cell table:formula="of:=2*[.AW8]^(-0.5)" office:value-type="float" office:value="0.0114190590254904" calcext:value-type="float">
            <text:p>0.0114</text:p>
          </table:table-cell>
        </table:table-row>
        <table:table-row table:style-name="ro4">
          <table:table-cell/>
          <table:table-cell office:value-type="string" calcext:value-type="string">
            <text:p>SHMS</text:p>
          </table:table-cell>
          <table:table-cell office:value-type="float" office:value="18.5" calcext:value-type="float">
            <text:p>18.5</text:p>
          </table:table-cell>
          <table:table-cell office:value-type="float" office:value="0.444" calcext:value-type="float">
            <text:p>0.444</text:p>
          </table:table-cell>
          <table:table-cell office:value-type="float" office:value="11.83" calcext:value-type="float">
            <text:p>11.83</text:p>
          </table:table-cell>
          <table:table-cell office:value-type="float" office:value="9223.81" calcext:value-type="float">
            <text:p>9223.81</text:p>
          </table:table-cell>
          <table:table-cell office:value-type="float" office:value="1745.47" calcext:value-type="float">
            <text:p>1745.47</text:p>
          </table:table-cell>
          <table:table-cell office:value-type="float" office:value="0.205" calcext:value-type="float">
            <text:p>0.205</text:p>
          </table:table-cell>
          <table:table-cell office:value-type="float" office:value="10969.485" calcext:value-type="float">
            <text:p>10969.485</text:p>
          </table:table-cell>
          <table:table-cell table:formula="of:=[.H9]*27/30" office:value-type="float" office:value="0.1845" calcext:value-type="float">
            <text:p>0.185</text:p>
          </table:table-cell>
          <table:table-cell table:formula="of:=[.I9]*27/30" office:value-type="float" office:value="9872.5365" calcext:value-type="float">
            <text:p>9872.537</text:p>
          </table:table-cell>
          <table:table-cell office:value-type="float" office:value="665.506" calcext:value-type="float">
            <text:p>665.506</text:p>
          </table:table-cell>
          <table:table-cell office:value-type="float" office:value="35541131.4" calcext:value-type="float">
            <text:p>35541131.4</text:p>
          </table:table-cell>
          <table:table-cell/>
          <table:table-cell table:formula="of:=[.J9]*0.85" office:value-type="float" office:value="0.156825" calcext:value-type="float">
            <text:p>0.157</text:p>
          </table:table-cell>
          <table:table-cell table:formula="of:=[.K9]*2.2" office:value-type="float" office:value="21719.5803" calcext:value-type="float">
            <text:p>21720</text:p>
          </table:table-cell>
          <table:table-cell table:formula="of:=[.P9]/2.7" office:value-type="float" office:value="8044.289" calcext:value-type="float">
            <text:p>8044</text:p>
          </table:table-cell>
          <table:table-cell table:formula="of:=[.P9]/4.7" office:value-type="float" office:value="4621.18729787234" calcext:value-type="float">
            <text:p>4621</text:p>
          </table:table-cell>
          <table:table-cell table:formula="of:=[.P9]/2.7/4.7" office:value-type="float" office:value="1711.55085106383" calcext:value-type="float">
            <text:p>1712</text:p>
          </table:table-cell>
          <table:table-cell table:formula="of:=[.O9]/4.7" office:value-type="float" office:value="0.0333670212765957" calcext:value-type="float">
            <text:p>0.033</text:p>
          </table:table-cell>
          <table:table-cell table:formula="of:=[.T9]/([.S9]-[.T9])" office:value-type="float" office:value="0.0000194955772217902" calcext:value-type="float">
            <text:p>1.95E-5</text:p>
          </table:table-cell>
          <table:table-cell office:value-type="float" office:value="-0.14811" calcext:value-type="float">
            <text:p>-0.148</text:p>
          </table:table-cell>
          <table:table-cell table:formula="of:=[.T9]*[.V9]" office:value-type="float" office:value="-0.0049419895212766" calcext:value-type="float">
            <text:p>-0.005</text:p>
          </table:table-cell>
          <table:table-cell table:formula="of:=[.U9]*[.V9]" office:value-type="float" office:value="-0.00000288748994231935" calcext:value-type="float">
            <text:p>-2.89E-6</text:p>
          </table:table-cell>
          <table:table-cell/>
          <table:table-cell table:formula="of:=[.S9]/[.Z$2]" office:value-type="float" office:value="0.427887712765957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table:formula="of:=[.S9]/[.AA9]" office:value-type="float" office:value="1711.55085106383" calcext:value-type="float">
            <text:p>1712</text:p>
          </table:table-cell>
          <table:table-cell table:formula="of:=[.T9]/[.AA9]" office:value-type="float" office:value="0.0333670212765957" calcext:value-type="float">
            <text:p>0.033</text:p>
          </table:table-cell>
          <table:table-cell table:formula="of:=[.AC9]*60*60" office:value-type="float" office:value="120.121276595745" calcext:value-type="float">
            <text:p>120</text:p>
          </table:table-cell>
          <table:table-cell/>
          <table:table-cell office:value-type="string" calcext:value-type="string">
            <text:p>SHMS</text:p>
          </table:table-cell>
          <table:table-cell office:value-type="float" office:value="18.5" calcext:value-type="float">
            <text:p>18.5</text:p>
          </table:table-cell>
          <table:table-cell office:value-type="float" office:value="27" calcext:value-type="float">
            <text:p>27</text:p>
          </table:table-cell>
          <table:table-cell table:formula="of:=[.AG$3]/(1+((2*[.AG$3])/[.AH$3])*SIN([.AG9]*3.141592654/180/2)^2)" office:value-type="float" office:value="2.09595501152083" calcext:value-type="float">
            <text:p>2.096</text:p>
          </table:table-cell>
          <table:table-cell office:value-type="float" office:value="0.444" calcext:value-type="float">
            <text:p>0.444</text:p>
          </table:table-cell>
          <table:table-cell office:value-type="float" office:value="11.83" calcext:value-type="float">
            <text:p>11.83</text:p>
          </table:table-cell>
          <table:table-cell table:formula="of:=([.AH9]/[.AJ$3])*[.S9]" office:value-type="float" office:value="1711.55085106383" calcext:value-type="float">
            <text:p>1712</text:p>
          </table:table-cell>
          <table:table-cell table:formula="of:=([.AH9]/[.AJ$3])*[.T9]" office:value-type="float" office:value="0.0333670212765957" calcext:value-type="float">
            <text:p>0.0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L9]/[.AN9]" office:value-type="float" office:value="1711.55085106383" calcext:value-type="float">
            <text:p>1712</text:p>
          </table:table-cell>
          <table:table-cell table:formula="of:=[.AP9]*60*60" office:value-type="float" office:value="6161583.06382979" calcext:value-type="float">
            <text:p>6161583</text:p>
          </table:table-cell>
          <table:table-cell table:formula="of:=[.AM9]/[.AN9]" office:value-type="float" office:value="0.0333670212765957" calcext:value-type="float">
            <text:p>0.033</text:p>
          </table:table-cell>
          <table:table-cell table:formula="of:=[.AR9]*60*60" office:value-type="float" office:value="120.121276595745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AQ9]*[.AT9]" office:value-type="float" office:value="0" calcext:value-type="float">
            <text:p>0</text:p>
          </table:table-cell>
          <table:table-cell table:formula="of:=[.AH9]*10^(-6)*[.AT9]*60*60" office:value-type="float" office:value="0" calcext:value-type="float">
            <text:p>0.000</text:p>
          </table:table-cell>
          <table:table-cell table:formula="of:=[.AS9]*[.AT9]" office:value-type="float" office:value="0" calcext:value-type="float">
            <text:p>0</text:p>
          </table:table-cell>
          <table:table-cell office:value-type="float" office:value="-0.14811" calcext:value-type="float">
            <text:p>-0.148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HMS</text:p>
          </table:table-cell>
          <table:table-cell office:value-type="float" office:value="11" calcext:value-type="float">
            <text:p>11</text:p>
          </table:table-cell>
          <table:table-cell office:value-type="float" office:value="0.142" calcext:value-type="float">
            <text:p>0.142</text:p>
          </table:table-cell>
          <table:table-cell office:value-type="float" office:value="3.78" calcext:value-type="float">
            <text:p>3.78</text:p>
          </table:table-cell>
          <table:table-cell office:value-type="float" office:value="128978" calcext:value-type="float">
            <text:p>128978</text:p>
          </table:table-cell>
          <table:table-cell office:value-type="float" office:value="22926" calcext:value-type="float">
            <text:p>22926</text:p>
          </table:table-cell>
          <table:table-cell office:value-type="float" office:value="1718.87" calcext:value-type="float">
            <text:p>1718.87</text:p>
          </table:table-cell>
          <table:table-cell office:value-type="float" office:value="153622.87" calcext:value-type="float">
            <text:p>153622.87</text:p>
          </table:table-cell>
          <table:table-cell table:formula="of:=[.H10]*27/30" office:value-type="float" office:value="1546.983" calcext:value-type="float">
            <text:p>1546.983</text:p>
          </table:table-cell>
          <table:table-cell table:formula="of:=[.I10]*27/30" office:value-type="float" office:value="138260.583" calcext:value-type="float">
            <text:p>138260.583</text:p>
          </table:table-cell>
          <table:table-cell office:value-type="float" office:value="5569138.8" calcext:value-type="float">
            <text:p>5569138.8</text:p>
          </table:table-cell>
          <table:table-cell office:value-type="float" office:value="497738098.8" calcext:value-type="float">
            <text:p>497738098.8</text:p>
          </table:table-cell>
          <table:table-cell/>
          <table:table-cell table:formula="of:=[.J10]*0.85" office:value-type="float" office:value="1314.93555" calcext:value-type="float">
            <text:p>1314.936</text:p>
          </table:table-cell>
          <table:table-cell table:formula="of:=[.K10]*2.2" office:value-type="float" office:value="304173.2826" calcext:value-type="float">
            <text:p>304173</text:p>
          </table:table-cell>
          <table:table-cell table:formula="of:=[.P10]/2.7" office:value-type="float" office:value="112656.771333333" calcext:value-type="float">
            <text:p>112657</text:p>
          </table:table-cell>
          <table:table-cell table:formula="of:=[.P10]/4.7" office:value-type="float" office:value="64717.7197021277" calcext:value-type="float">
            <text:p>64718</text:p>
          </table:table-cell>
          <table:table-cell table:formula="of:=[.P10]/2.7/4.7" office:value-type="float" office:value="23969.5258156028" calcext:value-type="float">
            <text:p>23970</text:p>
          </table:table-cell>
          <table:table-cell table:formula="of:=[.O10]/4.7" office:value-type="float" office:value="279.773521276596" calcext:value-type="float">
            <text:p>279.774</text:p>
          </table:table-cell>
          <table:table-cell table:formula="of:=[.T10]/([.S10]-[.T10])" office:value-type="float" office:value="0.0118098964396349" calcext:value-type="float">
            <text:p>1.18E-2</text:p>
          </table:table-cell>
          <table:table-cell office:value-type="float" office:value="0.04663" calcext:value-type="float">
            <text:p>0.047</text:p>
          </table:table-cell>
          <table:table-cell table:formula="of:=[.T10]*[.V10]" office:value-type="float" office:value="13.0458392971277" calcext:value-type="float">
            <text:p>13.046</text:p>
          </table:table-cell>
          <table:table-cell table:formula="of:=[.U10]*[.V10]" office:value-type="float" office:value="0.000550695470980175" calcext:value-type="float">
            <text:p>5.51E-4</text:p>
          </table:table-cell>
          <table:table-cell/>
          <table:table-cell table:formula="of:=[.S10]/[.Z$2]" office:value-type="float" office:value="5.99238145390071" calcext:value-type="float">
            <text:p>5.99</text:p>
          </table:table-cell>
          <table:table-cell office:value-type="float" office:value="6" calcext:value-type="float">
            <text:p>6</text:p>
          </table:table-cell>
          <table:table-cell table:formula="of:=[.S10]/[.AA10]" office:value-type="float" office:value="3994.92096926714" calcext:value-type="float">
            <text:p>3995</text:p>
          </table:table-cell>
          <table:table-cell table:formula="of:=[.T10]/[.AA10]" office:value-type="float" office:value="46.628920212766" calcext:value-type="float">
            <text:p>46.629</text:p>
          </table:table-cell>
          <table:table-cell table:formula="of:=[.AC10]*60*60" office:value-type="float" office:value="167864.112765957" calcext:value-type="float">
            <text:p>167864</text:p>
          </table:table-cell>
          <table:table-cell/>
          <table:table-cell office:value-type="string" calcext:value-type="string">
            <text:p>HM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AG$3]/(1+((2*[.AG$3])/[.AH$3])*SIN([.AG10]*3.141592654/180/2)^2)" office:value-type="float" office:value="2.14935761969764" calcext:value-type="float">
            <text:p>2.149</text:p>
          </table:table-cell>
          <table:table-cell office:value-type="float" office:value="0.142" calcext:value-type="float">
            <text:p>0.142</text:p>
          </table:table-cell>
          <table:table-cell office:value-type="float" office:value="3.78" calcext:value-type="float">
            <text:p>3.78</text:p>
          </table:table-cell>
          <table:table-cell table:formula="of:=([.AH10]/[.AJ$3])*[.S10]" office:value-type="float" office:value="4438.80107696349" calcext:value-type="float">
            <text:p>4439</text:p>
          </table:table-cell>
          <table:table-cell table:formula="of:=([.AH10]/[.AJ$3])*[.T10]" office:value-type="float" office:value="51.8099113475177" calcext:value-type="float">
            <text:p>51.8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L10]/[.AN10]" office:value-type="float" office:value="2219.40053848175" calcext:value-type="float">
            <text:p>2219</text:p>
          </table:table-cell>
          <table:table-cell table:formula="of:=[.AP10]*60*60" office:value-type="float" office:value="7989841.93853428" calcext:value-type="float">
            <text:p>7989842</text:p>
          </table:table-cell>
          <table:table-cell table:formula="of:=[.AM10]/[.AN10]" office:value-type="float" office:value="25.9049556737588" calcext:value-type="float">
            <text:p>25.905</text:p>
          </table:table-cell>
          <table:table-cell table:formula="of:=[.AR10]*60*60" office:value-type="float" office:value="93257.8404255318" calcext:value-type="float">
            <text:p>93258</text:p>
          </table:table-cell>
          <table:table-cell office:value-type="float" office:value="0" calcext:value-type="float">
            <text:p>0</text:p>
          </table:table-cell>
          <table:table-cell table:formula="of:=[.AQ10]*[.AT10]" office:value-type="float" office:value="0" calcext:value-type="float">
            <text:p>0</text:p>
          </table:table-cell>
          <table:table-cell table:formula="of:=[.AH10]*10^(-6)*[.AT10]*60*60" office:value-type="float" office:value="0" calcext:value-type="float">
            <text:p>0.000</text:p>
          </table:table-cell>
          <table:table-cell table:formula="of:=[.AS10]*[.AT10]" office:value-type="float" office:value="0" calcext:value-type="float">
            <text:p>0</text:p>
          </table:table-cell>
          <table:table-cell office:value-type="float" office:value="0.04663" calcext:value-type="float">
            <text:p>0.047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HMS</text:p>
          </table:table-cell>
          <table:table-cell office:value-type="float" office:value="17.5" calcext:value-type="float">
            <text:p>17.5</text:p>
          </table:table-cell>
          <table:table-cell office:value-type="float" office:value="0.372" calcext:value-type="float">
            <text:p>0.372</text:p>
          </table:table-cell>
          <table:table-cell office:value-type="float" office:value="9.91" calcext:value-type="float">
            <text:p>9.91</text:p>
          </table:table-cell>
          <table:table-cell office:value-type="float" office:value="9712" calcext:value-type="float">
            <text:p>9712</text:p>
          </table:table-cell>
          <table:table-cell office:value-type="float" office:value="1843.695" calcext:value-type="float">
            <text:p>1843.695</text:p>
          </table:table-cell>
          <table:table-cell office:value-type="float" office:value="0.631" calcext:value-type="float">
            <text:p>0.631</text:p>
          </table:table-cell>
          <table:table-cell office:value-type="float" office:value="11556.326" calcext:value-type="float">
            <text:p>11556.326</text:p>
          </table:table-cell>
          <table:table-cell table:formula="of:=[.H11]*27/30" office:value-type="float" office:value="0.5679" calcext:value-type="float">
            <text:p>0.568</text:p>
          </table:table-cell>
          <table:table-cell table:formula="of:=[.I11]*27/30" office:value-type="float" office:value="10400.6934" calcext:value-type="float">
            <text:p>10400.693</text:p>
          </table:table-cell>
          <table:table-cell office:value-type="float" office:value="2045.746" calcext:value-type="float">
            <text:p>2045.746</text:p>
          </table:table-cell>
          <table:table-cell office:value-type="float" office:value="37442496.24" calcext:value-type="float">
            <text:p>37442496.24</text:p>
          </table:table-cell>
          <table:table-cell/>
          <table:table-cell table:formula="of:=[.J11]*0.85" office:value-type="float" office:value="0.482715" calcext:value-type="float">
            <text:p>0.483</text:p>
          </table:table-cell>
          <table:table-cell table:formula="of:=[.K11]*2.2" office:value-type="float" office:value="22881.52548" calcext:value-type="float">
            <text:p>22882</text:p>
          </table:table-cell>
          <table:table-cell table:formula="of:=[.P11]/2.7" office:value-type="float" office:value="8474.63906666667" calcext:value-type="float">
            <text:p>8475</text:p>
          </table:table-cell>
          <table:table-cell table:formula="of:=[.P11]/4.7" office:value-type="float" office:value="4868.40967659574" calcext:value-type="float">
            <text:p>4868</text:p>
          </table:table-cell>
          <table:table-cell table:formula="of:=[.P11]/2.7/4.7" office:value-type="float" office:value="1803.11469503546" calcext:value-type="float">
            <text:p>1803</text:p>
          </table:table-cell>
          <table:table-cell table:formula="of:=[.O11]/4.7" office:value-type="float" office:value="0.102705319148936" calcext:value-type="float">
            <text:p>0.103</text:p>
          </table:table-cell>
          <table:table-cell table:formula="of:=[.T11]/([.S11]-[.T11])" office:value-type="float" office:value="0.0000569631925548626" calcext:value-type="float">
            <text:p>5.70E-5</text:p>
          </table:table-cell>
          <table:table-cell office:value-type="float" office:value="0.01175" calcext:value-type="float">
            <text:p>0.012</text:p>
          </table:table-cell>
          <table:table-cell table:formula="of:=[.T11]*[.V11]" office:value-type="float" office:value="0.0012067875" calcext:value-type="float">
            <text:p>0.001</text:p>
          </table:table-cell>
          <table:table-cell table:formula="of:=[.U11]*[.V11]" office:value-type="float" office:value="0.000000669317512519635" calcext:value-type="float">
            <text:p>6.69E-7</text:p>
          </table:table-cell>
          <table:table-cell/>
          <table:table-cell table:formula="of:=[.S11]/[.Z$2]" office:value-type="float" office:value="0.450778673758865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 table:formula="of:=[.S11]/[.AA11]" office:value-type="float" office:value="1803.11469503546" calcext:value-type="float">
            <text:p>1803</text:p>
          </table:table-cell>
          <table:table-cell table:formula="of:=[.T11]/[.AA11]" office:value-type="float" office:value="0.102705319148936" calcext:value-type="float">
            <text:p>0.103</text:p>
          </table:table-cell>
          <table:table-cell table:formula="of:=[.AC11]*60*60" office:value-type="float" office:value="369.73914893617" calcext:value-type="float">
            <text:p>370</text:p>
          </table:table-cell>
          <table:table-cell/>
          <table:table-cell office:value-type="string" calcext:value-type="string">
            <text:p>HMS</text:p>
          </table:table-cell>
          <table:table-cell office:value-type="float" office:value="17.5" calcext:value-type="float">
            <text:p>17.5</text:p>
          </table:table-cell>
          <table:table-cell office:value-type="float" office:value="27" calcext:value-type="float">
            <text:p>27</text:p>
          </table:table-cell>
          <table:table-cell table:formula="of:=[.AG$3]/(1+((2*[.AG$3])/[.AH$3])*SIN([.AG11]*3.141592654/180/2)^2)" office:value-type="float" office:value="2.10442242331494" calcext:value-type="float">
            <text:p>2.104</text:p>
          </table:table-cell>
          <table:table-cell office:value-type="float" office:value="0.372" calcext:value-type="float">
            <text:p>0.372</text:p>
          </table:table-cell>
          <table:table-cell office:value-type="float" office:value="9.91" calcext:value-type="float">
            <text:p>9.91</text:p>
          </table:table-cell>
          <table:table-cell table:formula="of:=([.AH11]/[.AJ$3])*[.S11]" office:value-type="float" office:value="1803.11469503546" calcext:value-type="float">
            <text:p>1803</text:p>
          </table:table-cell>
          <table:table-cell table:formula="of:=([.AH11]/[.AJ$3])*[.T11]" office:value-type="float" office:value="0.102705319148936" calcext:value-type="float">
            <text:p>0.1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L11]/[.AN11]" office:value-type="float" office:value="1803.11469503546" calcext:value-type="float">
            <text:p>1803</text:p>
          </table:table-cell>
          <table:table-cell table:formula="of:=[.AP11]*60*60" office:value-type="float" office:value="6491212.90212766" calcext:value-type="float">
            <text:p>6491213</text:p>
          </table:table-cell>
          <table:table-cell table:formula="of:=[.AM11]/[.AN11]" office:value-type="float" office:value="0.102705319148936" calcext:value-type="float">
            <text:p>0.103</text:p>
          </table:table-cell>
          <table:table-cell table:formula="of:=[.AR11]*60*60" office:value-type="float" office:value="369.73914893617" calcext:value-type="float">
            <text:p>370</text:p>
          </table:table-cell>
          <table:table-cell office:value-type="float" office:value="24" calcext:value-type="float">
            <text:p>24</text:p>
          </table:table-cell>
          <table:table-cell table:formula="of:=[.AQ11]*[.AT11]" office:value-type="float" office:value="155789109.651064" calcext:value-type="float">
            <text:p>155789110</text:p>
          </table:table-cell>
          <table:table-cell table:formula="of:=[.AH11]*10^(-6)*[.AT11]*60*60" office:value-type="float" office:value="2.3328" calcext:value-type="float">
            <text:p>2.333</text:p>
          </table:table-cell>
          <table:table-cell table:formula="of:=[.AS11]*[.AT11]" office:value-type="float" office:value="8873.73957446807" calcext:value-type="float">
            <text:p>8874</text:p>
          </table:table-cell>
          <table:table-cell office:value-type="float" office:value="0.01175" calcext:value-type="float">
            <text:p>0.012</text:p>
          </table:table-cell>
          <table:table-cell table:formula="of:=2*[.AW11]^(-0.5)" office:value-type="float" office:value="0.0212313033834024" calcext:value-type="float">
            <text:p>0.02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percentage-style style:name="N123">
      <number:number number:decimal-places="1" number:min-integer-digits="1"/>
      <number:text>%</number:text>
    </number:percentage-style>
    <number:number-style style:name="N124">
      <number:number number:decimal-places="4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8" number:min-integer-digits="1"/>
    </number:number-style>
    <number:number-style style:name="N129">
      <number:number number:decimal-places="9" number:min-integer-digits="1"/>
    </number:number-style>
    <number:number-style style:name="N130">
      <number:scientific-number number:decimal-places="2" number:min-integer-digits="1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9">00/00/0000</text:date>, <text:time style:data-style-name="N2" text:time-value="12:53:46.7032273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7T11:39:37.960121053</meta:creation-date>
    <dc:date>2020-08-29T15:18:39.956702280</dc:date>
    <meta:editing-duration>PT23H14M11S</meta:editing-duration>
    <meta:editing-cycles>39</meta:editing-cycles>
    <meta:generator>LibreOffice/4.2.8.2$Linux_X86_64 LibreOffice_project/420m0$Build-2</meta:generator>
    <meta:document-statistic meta:table-count="1" meta:cell-count="402" meta:object-count="0"/>
    <meta:user-defined meta:name=""/>
  </office:meta>
</office:document-meta>
</file>